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thin double #4472C4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double #4472C4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1.4369350000000001E-3" table:style-name="ce2">
            <text:p>0,001436935</text:p>
          </table:table-cell>
          <table:table-cell office:value-type="float" office:value="0.30837659899999997" table:style-name="ce5">
            <text:p>0,308376599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.454554E-3" table:style-name="ce3">
            <text:p>0,001454554</text:p>
          </table:table-cell>
          <table:table-cell office:value-type="float" office:value="0.31104201300000001" table:style-name="ce3">
            <text:p>0,311042013</text:p>
          </table:table-cell>
          <table:table-cell table:number-columns-repeated="16381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float" office:value="9.9234299999999991E-4" table:style-name="ce3">
            <text:p>0,000992343</text:p>
          </table:table-cell>
          <table:table-cell office:value-type="float" office:value="0.28277608500000001" table:style-name="ce3">
            <text:p>0,282776085</text:p>
          </table:table-cell>
          <table:table-cell table:style-name="ce1">
            <draw:frame draw:z-index="1" draw:id="id0" draw:style-name="a0" draw:name="Gráfico 1" svg:x="0.79167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Gráfico 2" svg:x="0.08333in" svg:y="0.0989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.438038E-3" table:style-name="ce3">
            <text:p>0,001438038</text:p>
          </table:table-cell>
          <table:table-cell office:value-type="float" office:value="0.29139644999999997" table:style-name="ce3">
            <text:p>0,29139645</text:p>
          </table:table-cell>
          <table:table-cell table:number-columns-repeated="16381"/>
        </table:table-row>
        <table:table-row table:style-name="ro4">
          <table:table-cell office:value-type="float" office:value="5" table:style-name="ce3">
            <text:p>5</text:p>
          </table:table-cell>
          <table:table-cell office:value-type="float" office:value="8.6440900000000001E-4" table:style-name="ce3">
            <text:p>0,000864409</text:p>
          </table:table-cell>
          <table:table-cell office:value-type="float" office:value="0.27969892499999999" table:style-name="ce3">
            <text:p>0,279698925</text:p>
          </table:table-cell>
          <table:table-cell table:number-columns-repeated="16381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float" office:value="1.429858E-3" table:style-name="ce3">
            <text:p>0,001429858</text:p>
          </table:table-cell>
          <table:table-cell office:value-type="float" office:value="0.29186098500000002" table:style-name="ce3">
            <text:p>0,291860985</text:p>
          </table:table-cell>
          <table:table-cell table:number-columns-repeated="16381"/>
        </table:table-row>
        <table:table-row table:style-name="ro6">
          <table:table-cell office:value-type="float" office:value="7" table:style-name="ce3">
            <text:p>7</text:p>
          </table:table-cell>
          <table:table-cell office:value-type="float" office:value="1.4332909999999999E-3" table:style-name="ce3">
            <text:p>0,001433291</text:p>
          </table:table-cell>
          <table:table-cell office:value-type="float" office:value="0.30020523599999999" table:style-name="ce3">
            <text:p>0,300205236</text:p>
          </table:table-cell>
          <table:table-cell table:number-columns-repeated="16381"/>
        </table:table-row>
        <table:table-row table:style-name="ro5">
          <table:table-cell office:value-type="float" office:value="8" table:style-name="ce3">
            <text:p>8</text:p>
          </table:table-cell>
          <table:table-cell office:value-type="float" office:value="9.8744900000000005E-4" table:style-name="ce3">
            <text:p>0,000987449</text:p>
          </table:table-cell>
          <table:table-cell office:value-type="float" office:value="0.27970118999999999" table:style-name="ce3">
            <text:p>0,27970119</text:p>
          </table:table-cell>
          <table:table-cell table:number-columns-repeated="16381"/>
        </table:table-row>
        <table:table-row table:style-name="ro5">
          <table:table-cell office:value-type="float" office:value="9" table:style-name="ce3">
            <text:p>9</text:p>
          </table:table-cell>
          <table:table-cell office:value-type="float" office:value="1.4377630000000001E-3" table:style-name="ce3">
            <text:p>0,001437763</text:p>
          </table:table-cell>
          <table:table-cell office:value-type="float" office:value="0.28201004699999999" table:style-name="ce3">
            <text:p>0,282010047</text:p>
          </table:table-cell>
          <table:table-cell table:number-columns-repeated="16381"/>
        </table:table-row>
        <table:table-row table:style-name="ro7">
          <table:table-cell office:value-type="float" office:value="10" table:style-name="ce3">
            <text:p>10</text:p>
          </table:table-cell>
          <table:table-cell office:value-type="float" office:value="1.4450039999999999E-3" table:style-name="ce3">
            <text:p>0,001445004</text:p>
          </table:table-cell>
          <table:table-cell office:value-type="float" office:value="0.29841932500000001" table:style-name="ce3">
            <text:p>0,298419325</text:p>
          </table:table-cell>
          <table:table-cell table:number-columns-repeated="16381"/>
        </table:table-row>
        <table:table-row table:style-name="ro6">
          <table:table-cell office:value-type="float" office:value="11" table:style-name="ce3">
            <text:p>11</text:p>
          </table:table-cell>
          <table:table-cell office:value-type="float" office:value="1.433333E-3" table:style-name="ce3">
            <text:p>0,001433333</text:p>
          </table:table-cell>
          <table:table-cell office:value-type="float" office:value="0.29108891999999997" table:style-name="ce3">
            <text:p>0,29108892</text:p>
          </table:table-cell>
          <table:table-cell table:number-columns-repeated="16381"/>
        </table:table-row>
        <table:table-row table:style-name="ro8">
          <table:table-cell office:value-type="float" office:value="12" table:style-name="ce4">
            <text:p>12</text:p>
          </table:table-cell>
          <table:table-cell office:value-type="float" office:value="1.4341429999999999E-3" table:style-name="ce4">
            <text:p>0,001434143</text:p>
          </table:table-cell>
          <table:table-cell office:value-type="float" office:value="0.307254425" table:style-name="ce3">
            <text:p>0,307254425</text:p>
          </table:table-cell>
          <table:table-cell table:number-columns-repeated="16381"/>
        </table:table-row>
        <table:table-row table:style-name="ro9">
          <table:table-cell table:number-columns-repeated="16384" table:style-name="ce1"/>
        </table:table-row>
        <table:table-row table:number-rows-repeated="104856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vi</meta:initial-creator>
    <dc:creator>Javi</dc:creator>
    <meta:creation-date>2018-04-22T13:56:12Z</meta:creation-date>
    <dc:date>2018-04-22T14:01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jecucion en atcgrid (1k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threa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B$1:.$B$12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jecucion en atcgrid (15k)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threa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C$1:.$C$12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